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S: Pollinator – Flower Defense</text:p>
      <text:p text:style-name="P1">Agenda: Meeting 14 Feb 2013</text:p>
      <text:p text:style-name="P2"/>
      <text:p text:style-name="P2">Attendees:</text:p>
      <text:list xml:id="list37547091" text:style-name="L1">
        <text:list-item>
          <text:p text:style-name="P3">Sarah Herzog</text:p>
        </text:list-item>
        <text:list-item>
          <text:p text:style-name="P3">Roy Stevens</text:p>
        </text:list-item>
        <text:list-item>
          <text:p text:style-name="P3">Piia Haavikko</text:p>
        </text:list-item>
      </text:list>
      <text:p text:style-name="P2"/>
      <text:p text:style-name="P2"/>
      <text:p text:style-name="P2">Tech – Tool choices, current situation, where to go from here.</text:p>
      <text:p text:style-name="P2"/>
      <text:p text:style-name="P2"/>
      <text:p text:style-name="P2"/>
      <text:p text:style-name="P2"/>
      <text:p text:style-name="P2">Prototype discussion – prioritize, further clarify design</text:p>
      <text:p text:style-name="P2"/>
      <text:p text:style-name="P2"/>
      <text:p text:style-name="P2"/>
      <text:p text:style-name="P2"/>
      <text:p text:style-name="P2">Design situation – we need some enemies and bee types designed</text:p>
      <text:p text:style-name="P2"/>
      <text:p text:style-name="P2"/>
      <text:p text:style-name="P2"/>
      <text:p text:style-name="P2"/>
      <text:p text:style-name="P2">Art discussion – view current concept art, discuss next steps</text:p>
      <text:p text:style-name="P2"/>
      <text:p text:style-name="P2"/>
      <text:p text:style-name="P2"/>
      <text:p text:style-name="P2"/>
      <text:p text:style-name="P2">Next week's assign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7:38:18.51</meta:creation-date>
    <dc:date>2013-02-13T17:42:10.46</dc:date>
    <meta:editing-duration>P0D</meta:editing-duration>
    <meta:editing-cycles>1</meta:editing-cycles>
    <meta:document-statistic meta:table-count="0" meta:image-count="0" meta:object-count="0" meta:page-count="1" meta:paragraph-count="11" meta:word-count="62" meta:character-count="373" meta:non-whitespace-character-count="325"/>
    <meta:generator>LibreOffice/3.5$Windows_x86 LibreOffice_project/165a79a-7059095-e13bb37-fef39a4-9503d18</meta:generator>
  </office:meta>
</office:document-meta>
</file>